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image/png" manifest:full-path="Pictures/100002010000020400000019E9DAD738.png"/>
  <manifest:file-entry manifest:media-type="image/png" manifest:full-path="Pictures/10000201000002B80000003CDE28490A.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style:style>
    <style:style style:name="P2" style:family="paragraph" style:parent-style-name="Standard">
      <style:text-properties style:font-name="Arial" fo:font-size="12pt"/>
    </style:style>
    <style:style style:name="P3" style:family="paragraph" style:parent-style-name="Standard">
      <style:text-properties style:font-name="Arial" fo:font-weight="bold" style:font-weight-asian="bold" style:font-weight-complex="bold"/>
    </style:style>
    <style:style style:name="P4" style:family="paragraph" style:parent-style-name="Standard">
      <style:text-properties style:font-name="Arial" fo:font-weight="normal" style:font-weight-asian="normal" style:font-weight-complex="normal"/>
    </style:style>
    <style:style style:name="P5" style:family="paragraph" style:parent-style-name="Standard">
      <style:paragraph-properties fo:text-align="center" style:justify-single-word="false"/>
      <style:text-properties style:font-name="Arial" fo:font-size="20pt" style:font-size-asian="20pt" style:font-size-complex="20pt"/>
    </style:style>
    <style:style style:name="P6" style:family="paragraph" style:parent-style-name="Standard" style:list-style-name="L1">
      <style:text-properties style:font-name="Arial"/>
    </style:style>
    <style:style style:name="P7" style:family="paragraph" style:parent-style-name="Standard" style:list-style-name="L2">
      <style:text-properties style:font-name="Arial"/>
    </style:style>
    <style:style style:name="P8" style:family="paragraph" style:parent-style-name="Standard" style:list-style-name="L3">
      <style:text-properties style:font-name="Arial"/>
    </style:style>
    <style:style style:name="T1" style:family="text">
      <style:text-properties fo:font-size="12pt"/>
    </style:style>
    <style:style style:name="T2"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Datenbank-Praktikum_4-Bericht</text:p>
      <text:p text:style-name="P2"><text:line-break/><text:span text:style-name="T2">Was wurde gemacht?</text:span></text:p>
      <text:p text:style-name="P2">Wir haben am Anfang alle Daten von der Datenbank gelöscht, das Schema jedoch erhalten. </text:p>
      <text:p text:style-name="P2">Dann hat schließlich auch unsere Massendatengenerierung begonnen. Wir haben insgesamt 1000 User erstellt, die jeweils bis zu 100 Spiele gespielt haben. Jedes Spiel hat 20 Fragen und diese Fragen gehören zu 2 – 6 Kategorien.</text:p>
      <text:p text:style-name="P2"/>
      <text:p text:style-name="P2"><text:span text:style-name="T2">Mit Was haben wir gearbeitet?</text:span><text:line-break/>Wir haben mit unseren Heimnotebook gearbeitet und haben eine lokale Datenbank benutzt anstatt eine Datenbank mit VPN zu nutzen, da die Massendaten sehr langsam über VPN verarbeitet werden können. Als IDE wurde Intelij verwendet. </text:p>
      <text:p text:style-name="P2"/>
      <text:p text:style-name="P3"><text:span text:style-name="T1">Wie lange dauert die Massendatengenerierung bei Ihrer Anwendung?</text:span> </text:p>
      <text:p text:style-name="P1">25 min und 40 Sekunden</text:p>
      <text:p text:style-name="P1"/>
      <text:p text:style-name="P3"><text:span text:style-name="T1">Wie haben Sie eine schnelle Erzeugung der Daten bewirkt?</text:span> </text:p>
      <text:list xml:id="list7578387239411633584" text:style-name="L1">
        <text:list-item>
          <text:p text:style-name="P6">durch das batch-writing (hat am meisten gebracht)</text:p>
        </text:list-item>
        <text:list-item>
          <text:p text:style-name="P6">durch flush() und clear()</text:p>
        </text:list-item>
        <text:list-item>
          <text:p text:style-name="P6">durch Deaktivierung von Log-files</text:p>
        </text:list-item>
      </text:list>
      <text:p text:style-name="P1"/>
      <text:p text:style-name="P3">Wie war denn die Laufzeit vor Ihrer Änderung? </text:p>
      <text:p text:style-name="P4">Die Laufzeit hat bei uns ohne Optimierung über 40 min gedauert. Wir haben jedoch viele Sachen nicht verwendet bzw. gemacht, wie zum Beispiel Batch-writing, Log files deaktivieren, flush and clear nicht ordentlich verwendet.</text:p>
      <text:p text:style-name="P1"><draw:frame draw:style-name="fr1" draw:name="Grafik1" text:anchor-type="paragraph" svg:x="-0.005cm" svg:y="0cm" svg:width="15.319cm" svg:height="1.704cm" draw:z-index="0"><draw:image xlink:href="Pictures/10000201000002B80000003CDE28490A.png" xlink:type="simple" xlink:show="embed" xlink:actuate="onLoad"/></draw:frame><draw:frame draw:style-name="fr1" draw:name="Grafik2" text:anchor-type="paragraph" svg:x="0.947cm" svg:y="1.323cm" svg:width="11.351cm" svg:height="0.619cm" draw:z-index="1"><draw:image xlink:href="Pictures/100002010000020400000019E9DAD738.png" xlink:type="simple" xlink:show="embed" xlink:actuate="onLoad"/></draw:frame></text:p>
      <text:p text:style-name="P3"><text:span text:style-name="T1">Wie benutzen Sie Transactions und warum?</text:span> </text:p>
      <text:list xml:id="list1967202772590991529" text:style-name="L2">
        <text:list-item>
          <text:p text:style-name="P7">die Transaktionen werden zum Schluss des Spiel geöffnet und geschlossen, nachdem alle Daten, die persistiert werden sollen, in die Klassen geschrieben worden sind</text:p>
        </text:list-item>
        <text:list-item>
          <text:p text:style-name="P7">die Daten für die Statistik werden ganz zum Schluss persistiert, da man dadurch ständiges redundantes Persistieren vermeiden kann.</text:p>
        </text:list-item>
      </text:list>
      <text:p text:style-name="P1"/>
      <text:p text:style-name="P3"><text:span text:style-name="T1">Wie verwenden Sie flush(), clear(), etc. und warum?</text:span> </text:p>
      <text:list xml:id="list8173602141922634365" text:style-name="L3">
        <text:list-item>
          <text:p text:style-name="P8">bei jedem 100 Spieler, wird flush und clear aufgerufen, um den Persistenzkontex nicht groß werden zu lassen.</text:p>
        </text:list-item>
        <text:list-item>
          <text:p text:style-name="P8">Es optimiert dadurch die Laufzeit</text:p>
        </text:list-item>
        <text:list-item>
          <text:p text:style-name="P8">flush(): <text:s/>sorgt für die Synchronisation mit der Datenbank</text:p>
        </text:list-item>
        <text:list-item>
          <text:p text:style-name="P8">clear(): leert den Persistenzkontext und detached die aktuell gemanagten Entities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T45M7S</meta:editing-duration>
    <meta:editing-cycles>6</meta:editing-cycles>
    <meta:generator>OpenOffice/4.1.5$Win32 OpenOffice.org_project/415m1$Build-9789</meta:generator>
    <dc:date>2019-06-12T12:07:09.92</dc:date>
    <meta:document-statistic meta:table-count="0" meta:image-count="2" meta:object-count="0" meta:page-count="1" meta:paragraph-count="21" meta:word-count="274" meta:character-count="1811"/>
    <meta:user-defined meta:name="Info 1"/>
    <meta:user-defined meta:name="Info 2"/>
    <meta:user-defined meta:name="Info 3"/>
    <meta:user-defined meta:name="Info 4"/>
  </office:meta>
</office:document-meta>
</file>